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font-face-decls>
    <style:font-face style:name="宋体" svg:font-family="宋体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3.491cm"/>
    </style:style>
    <style:style style:name="co2" style:family="table-column">
      <style:table-column-properties fo:break-before="auto" style:column-width="3.171cm"/>
    </style:style>
    <style:style style:name="co3" style:family="table-column">
      <style:table-column-properties fo:break-before="auto" style:column-width="2.073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TAB_5f__7f51__7edc__516c__5173__5173__952e__8bcd_">
      <style:table-properties table:display="true" style:writing-mode="lr-tb"/>
    </style:style>
    <style:style style:name="ta2" style:family="table" style:master-page-name="TAB_5f_Sheet3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00" style:text-align-source="fix" fo:wrap-option="no-wrap" fo:border="0.035cm solid #000000" style:direction="ltr" style:rotation-angle="0" style:rotation-align="none" style:vertical-align="middle" style:writing-mode="page"/>
      <style:paragraph-properties fo:text-align="center" fo:margin-left="0cm"/>
      <style:text-properties style:use-window-font-color="true" style:text-outline="false" style:font-name="宋体" fo:font-size="10pt" fo:font-style="normal" fo:text-shadow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fo:background-color="transparent" fo:wrap-option="no-wrap" fo:border="none" style:direction="ltr" style:rotation-angle="0" style:rotation-align="none" style:vertical-align="middle" style:writing-mode="page"/>
      <style:paragraph-properties fo:text-align="start" fo:margin-left="0cm"/>
      <style:text-properties style:use-window-font-color="true" style:text-outline="false" style:font-name="宋体" fo:font-size="10pt" fo:font-style="normal" fo:text-shadow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fo:wrap-option="no-wrap" style:direction="ltr" style:rotation-angle="0" style:rotation-align="none" style:vertical-align="middle" style:writing-mode="page"/>
      <style:paragraph-properties fo:text-align="start" fo:margin-left="0cm"/>
      <style:text-properties style:use-window-font-color="true" style:text-outline="false" style:font-name="宋体" fo:font-size="10pt" fo:font-style="normal" fo:text-shadow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fo:background-color="transparent" fo:wrap-option="wrap" style:direction="ltr" style:rotation-angle="0" style:rotation-align="none" style:vertical-align="middle" style:writing-mode="page"/>
      <style:paragraph-properties fo:text-align="start" fo:margin-left="0cm"/>
      <style:text-properties fo:color="#000000" style:text-outline="false" style:font-name="宋体" fo:font-size="10pt" fo:font-style="normal" fo:text-shadow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fo:background-color="transparent" fo:wrap-option="no-wrap" fo:border="none" style:direction="ltr" style:rotation-angle="0" style:rotation-align="none" style:vertical-align="middle" style:writing-mode="page"/>
      <style:paragraph-properties fo:margin-left="0cm"/>
      <style:text-properties style:use-window-font-color="true" style:text-outline="false" style:font-name="宋体" fo:font-size="10pt" fo:font-style="normal" fo:text-shadow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fo:wrap-option="no-wrap" style:direction="ltr" style:rotation-angle="0" style:rotation-align="none" style:vertical-align="middle" style:writing-mode="page"/>
      <style:paragraph-properties fo:margin-left="0cm"/>
      <style:text-properties style:use-window-font-color="true" style:text-outline="false" style:font-name="宋体" fo:font-size="10pt" fo:font-style="normal" fo:text-shadow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fo:background-color="transparent" fo:wrap-option="wrap" style:direction="ltr" style:rotation-angle="0" style:rotation-align="none" style:vertical-align="middle" style:writing-mode="page"/>
      <style:paragraph-properties fo:margin-left="0cm"/>
      <style:text-properties fo:color="#000000" style:text-outline="false" style:font-name="宋体" fo:font-size="10pt" fo:font-style="normal" fo:text-shadow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f00" fo:border="0.035cm solid #000000"/>
      <style:text-properties style:use-window-font-color="true" style:text-outline="false" style:font-name="宋体" fo:font-size="10pt" fo:font-style="normal" fo:text-shadow="none" fo:font-weight="bold" style:font-name-asian="宋体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网络公关关键词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54" table:default-cell-style-name="Default"/>
        <table:table-row table:style-name="ro1">
          <table:table-cell table:style-name="ce1" table:number-columns-spanned="1" table:number-rows-spanned="2">
            <text:p>关键词</text:p>
          </table:table-cell>
          <table:table-cell table:style-name="ce1" table:number-columns-spanned="1" table:number-rows-spanned="2">
            <text:p>日检索量</text:p>
          </table:table-cell>
          <table:table-cell table:style-name="ce1" table:number-columns-spanned="1" table:number-rows-spanned="2">
            <text:p>竞价客户数</text:p>
          </table:table-cell>
          <table:table-cell table:style-name="ce1" table:number-columns-spanned="1" table:number-rows-spanned="2">
            <text:p>起价</text:p>
          </table:table-cell>
          <table:table-cell table:style-name="ce1" table:number-columns-spanned="1" table:number-rows-spanned="2">
            <text:p>首页结果数</text:p>
          </table:table-cell>
          <table:table-cell table:style-name="ce1" table:number-columns-spanned="4" table:number-rows-spanned="1">
            <text:p>日均消费</text:p>
          </table:table-cell>
          <table:covered-table-cell table:number-columns-repeated="3" table:style-name="ce1"/>
          <table:table-cell table:number-columns-repeated="247"/>
        </table:table-row>
        <table:table-row table:style-name="ro1">
          <table:covered-table-cell table:number-columns-repeated="5" table:style-name="ce1"/>
          <table:table-cell table:style-name="ce8">
            <text:p>第一名</text:p>
          </table:table-cell>
          <table:table-cell table:style-name="ce8">
            <text:p>第二名</text:p>
          </table:table-cell>
          <table:table-cell table:style-name="ce8">
            <text:p>第三名</text:p>
          </table:table-cell>
          <table:table-cell table:style-name="ce8">
            <text:p>第四名</text:p>
          </table:table-cell>
          <table:table-cell table:number-columns-repeated="247"/>
        </table:table-row>
        <table:table-row table:style-name="ro1">
          <table:table-cell table:style-name="ce2">
            <text:p>网络公关</text:p>
          </table:table-cell>
          <table:table-cell table:style-name="ce5">
            <text:p>(20, 50]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.73">
            <text:p>0.7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3.47">
            <text:p>3.47</text:p>
          </table:table-cell>
          <table:table-cell table:style-name="ce5" office:value-type="float" office:value="2.1">
            <text:p>2.1</text:p>
          </table:table-cell>
          <table:table-cell table:style-name="ce5" office:value-type="float" office:value="0.81">
            <text:p>0.81</text:p>
          </table:table-cell>
          <table:table-cell table:style-name="ce5" office:value-type="float" office:value="1.49">
            <text:p>1.49</text:p>
          </table:table-cell>
          <table:table-cell>
            <text:p><text:s text:c="2"/></text:p>
          </table:table-cell>
          <table:table-cell table:number-columns-repeated="246"/>
        </table:table-row>
        <table:table-row table:style-name="ro1">
          <table:table-cell table:style-name="ce2">
            <text:p>媒体公关</text:p>
          </table:table-cell>
          <table:table-cell table:style-name="ce5">
            <text:p>(0, 20]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.75">
            <text:p>0.75</text:p>
          </table:table-cell>
          <table:table-cell table:style-name="ce5" office:value-type="float" office:value="10">
            <text:p>10</text:p>
          </table:table-cell>
          <table:table-cell table:number-columns-repeated="4" table:style-name="ce5">
            <text:p>-</text:p>
          </table:table-cell>
          <table:table-cell table:number-columns-repeated="247"/>
        </table:table-row>
        <table:table-row table:style-name="ro1">
          <table:table-cell table:style-name="ce2">
            <text:p>网络公关</text:p>
          </table:table-cell>
          <table:table-cell table:style-name="ce5">
            <text:p>(20, 50]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.73">
            <text:p>0.7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3.47">
            <text:p>3.47</text:p>
          </table:table-cell>
          <table:table-cell table:style-name="ce5" office:value-type="float" office:value="2.1">
            <text:p>2.1</text:p>
          </table:table-cell>
          <table:table-cell table:style-name="ce5" office:value-type="float" office:value="0.81">
            <text:p>0.81</text:p>
          </table:table-cell>
          <table:table-cell table:style-name="ce5" office:value-type="float" office:value="1.49">
            <text:p>1.49</text:p>
          </table:table-cell>
          <table:table-cell table:number-columns-repeated="247"/>
        </table:table-row>
        <table:table-row table:style-name="ro1">
          <table:table-cell table:style-name="ce2">
            <text:p>网络公关策划</text:p>
          </table:table-cell>
          <table:table-cell table:style-name="ce5">
            <text:p>(0, 20]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.77">
            <text:p>0.77</text:p>
          </table:table-cell>
          <table:table-cell table:style-name="ce5" office:value-type="float" office:value="10">
            <text:p>10</text:p>
          </table:table-cell>
          <table:table-cell table:number-columns-repeated="4" table:style-name="ce5">
            <text:p>-</text:p>
          </table:table-cell>
          <table:table-cell table:number-columns-repeated="247"/>
        </table:table-row>
        <table:table-row table:style-name="ro1">
          <table:table-cell table:style-name="ce2">
            <text:p>网络公关公司</text:p>
          </table:table-cell>
          <table:table-cell table:style-name="ce5">
            <text:p>(0, 20]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.99">
            <text:p>0.9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.13">
            <text:p>2.13</text:p>
          </table:table-cell>
          <table:table-cell table:style-name="ce5" office:value-type="float" office:value="0.99">
            <text:p>0.99</text:p>
          </table:table-cell>
          <table:table-cell table:style-name="ce5" office:value-type="float" office:value="1.19">
            <text:p>1.19</text:p>
          </table:table-cell>
          <table:table-cell table:style-name="ce5">
            <text:p>-</text:p>
          </table:table-cell>
          <table:table-cell table:number-columns-repeated="247"/>
        </table:table-row>
        <table:table-row table:style-name="ro1">
          <table:table-cell table:style-name="ce2">
            <text:p>什么是网络公关</text:p>
          </table:table-cell>
          <table:table-cell table:style-name="ce5">
            <text:p>(0, 20]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.99">
            <text:p>0.9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.4">
            <text:p>0.4</text:p>
          </table:table-cell>
          <table:table-cell table:number-columns-repeated="3" table:style-name="ce5">
            <text:p>-</text:p>
          </table:table-cell>
          <table:table-cell table:number-columns-repeated="247"/>
        </table:table-row>
        <table:table-row table:style-name="ro1">
          <table:table-cell table:style-name="ce2">
            <text:p>网络公关活动</text:p>
          </table:table-cell>
          <table:table-cell table:style-name="ce5">
            <text:p>(0, 20]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.66">
            <text:p>1.66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.33">
            <text:p>0.33</text:p>
          </table:table-cell>
          <table:table-cell table:number-columns-repeated="3" table:style-name="ce5">
            <text:p>-</text:p>
          </table:table-cell>
          <table:table-cell table:number-columns-repeated="247"/>
        </table:table-row>
        <table:table-row table:style-name="ro1">
          <table:table-cell table:style-name="ce2">
            <text:p>网络公关案例</text:p>
          </table:table-cell>
          <table:table-cell table:style-name="ce5">
            <text:p>(0, 20]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.99">
            <text:p>0.9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.5">
            <text:p>0.5</text:p>
          </table:table-cell>
          <table:table-cell table:number-columns-repeated="3" table:style-name="ce5">
            <text:p>-</text:p>
          </table:table-cell>
          <table:table-cell table:number-columns-repeated="247"/>
        </table:table-row>
        <table:table-row table:style-name="ro1">
          <table:table-cell table:style-name="ce2">
            <text:p>网络 公关</text:p>
          </table:table-cell>
          <table:table-cell table:style-name="ce5">
            <text:p>(50, 100]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.7">
            <text:p>0.7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.1">
            <text:p>2.1</text:p>
          </table:table-cell>
          <table:table-cell table:number-columns-repeated="3" table:style-name="ce5">
            <text:p>-</text:p>
          </table:table-cell>
          <table:table-cell table:number-columns-repeated="247"/>
        </table:table-row>
        <table:table-row table:style-name="ro1">
          <table:table-cell table:style-name="ce2">
            <text:p>网络危机公关</text:p>
          </table:table-cell>
          <table:table-cell table:style-name="ce5">
            <text:p>(0, 20]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.59">
            <text:p>0.5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.59">
            <text:p>0.59</text:p>
          </table:table-cell>
          <table:table-cell table:number-columns-repeated="3" table:style-name="ce5">
            <text:p>-</text:p>
          </table:table-cell>
          <table:table-cell table:number-columns-repeated="247"/>
        </table:table-row>
        <table:table-row table:style-name="ro1">
          <table:table-cell table:style-name="ce2">
            <text:p>网络危机公关案例</text:p>
          </table:table-cell>
          <table:table-cell table:style-name="ce5">
            <text:p>(0, 20]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.37">
            <text:p>1.37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.14">
            <text:p>0.14</text:p>
          </table:table-cell>
          <table:table-cell table:number-columns-repeated="3" table:style-name="ce5">
            <text:p>-</text:p>
          </table:table-cell>
          <table:table-cell table:number-columns-repeated="247"/>
        </table:table-row>
        <table:table-row table:style-name="ro1">
          <table:table-cell table:style-name="ce3">
            <text:p>网络推广</text:p>
          </table:table-cell>
          <table:table-cell table:style-name="ce6">
            <text:p>(10000, 20000]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0.55">
            <text:p>0.5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385.69">
            <text:p>385.69</text:p>
          </table:table-cell>
          <table:table-cell table:style-name="ce6" office:value-type="float" office:value="101.83">
            <text:p>101.83</text:p>
          </table:table-cell>
          <table:table-cell table:style-name="ce6" office:value-type="float" office:value="67.54">
            <text:p>67.54</text:p>
          </table:table-cell>
          <table:table-cell table:style-name="ce6" office:value-type="float" office:value="29.74">
            <text:p>29.74</text:p>
          </table:table-cell>
          <table:table-cell table:number-columns-repeated="247"/>
        </table:table-row>
        <table:table-row table:style-name="ro1">
          <table:table-cell table:style-name="ce3">
            <text:p>企业网络推广</text:p>
          </table:table-cell>
          <table:table-cell table:style-name="ce6">
            <text:p>(0, 20]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3.05">
            <text:p>3.05</text:p>
          </table:table-cell>
          <table:table-cell table:style-name="ce6" office:value-type="float" office:value="1.25">
            <text:p>1.25</text:p>
          </table:table-cell>
          <table:table-cell table:style-name="ce6" office:value-type="float" office:value="1.41">
            <text:p>1.41</text:p>
          </table:table-cell>
          <table:table-cell table:style-name="ce6" office:value-type="float" office:value="0.85">
            <text:p>0.85</text:p>
          </table:table-cell>
          <table:table-cell table:number-columns-repeated="247"/>
        </table:table-row>
        <table:table-row table:style-name="ro1">
          <table:table-cell table:style-name="ce3">
            <text:p>网络推广公司</text:p>
          </table:table-cell>
          <table:table-cell table:style-name="ce6">
            <text:p>(20, 50]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.07">
            <text:p>1.07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9.94">
            <text:p>9.94</text:p>
          </table:table-cell>
          <table:table-cell table:style-name="ce6" office:value-type="float" office:value="2.45">
            <text:p>2.45</text:p>
          </table:table-cell>
          <table:table-cell table:style-name="ce6" office:value-type="float" office:value="1.61">
            <text:p>1.61</text:p>
          </table:table-cell>
          <table:table-cell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产品网络推广</text:p>
          </table:table-cell>
          <table:table-cell table:style-name="ce6">
            <text:p>(0, 20]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73">
            <text:p>0.73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97">
            <text:p>0.97</text:p>
          </table:table-cell>
          <table:table-cell table:style-name="ce6" office:value-type="float" office:value="1.04">
            <text:p>1.04</text:p>
          </table:table-cell>
          <table:table-cell table:style-name="ce6" office:value-type="float" office:value="1.79">
            <text:p>1.79</text:p>
          </table:table-cell>
          <table:table-cell table:style-name="ce6" office:value-type="float" office:value="0.97">
            <text:p>0.97</text:p>
          </table:table-cell>
          <table:table-cell table:number-columns-repeated="247"/>
        </table:table-row>
        <table:table-row table:style-name="ro1">
          <table:table-cell table:style-name="ce3">
            <text:p>网络推广软件</text:p>
          </table:table-cell>
          <table:table-cell table:style-name="ce6">
            <text:p>(100, 200]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6">
            <text:p>0.6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6.85">
            <text:p>26.85</text:p>
          </table:table-cell>
          <table:table-cell table:style-name="ce6" office:value-type="float" office:value="11.95">
            <text:p>11.95</text:p>
          </table:table-cell>
          <table:table-cell table:style-name="ce6" office:value-type="float" office:value="8.06">
            <text:p>8.06</text:p>
          </table:table-cell>
          <table:table-cell table:style-name="ce6" office:value-type="float" office:value="1.71">
            <text:p>1.71</text:p>
          </table:table-cell>
          <table:table-cell table:number-columns-repeated="247"/>
        </table:table-row>
        <table:table-row table:style-name="ro1">
          <table:table-cell table:style-name="ce3">
            <text:p>网络推广专家</text:p>
          </table:table-cell>
          <table:table-cell table:style-name="ce6">
            <text:p>(0, 20]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.88">
            <text:p>0.8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.54">
            <text:p>1.54</text:p>
          </table:table-cell>
          <table:table-cell table:style-name="ce6" office:value-type="float" office:value="1.32">
            <text:p>1.32</text:p>
          </table:table-cell>
          <table:table-cell table:number-columns-repeated="2" table:style-name="ce6" office:value-type="float" office:value="0.88">
            <text:p>0.88</text:p>
          </table:table-cell>
          <table:table-cell table:number-columns-repeated="247"/>
        </table:table-row>
        <table:table-row table:style-name="ro1">
          <table:table-cell table:style-name="ce3">
            <text:p>网络推广方案</text:p>
          </table:table-cell>
          <table:table-cell table:style-name="ce6">
            <text:p>(100, 200]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.79">
            <text:p>0.7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5.13">
            <text:p>5.13</text:p>
          </table:table-cell>
          <table:table-cell table:style-name="ce6" office:value-type="float" office:value="1.66">
            <text:p>1.66</text:p>
          </table:table-cell>
          <table:table-cell table:number-columns-repeated="2"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网络推广策划</text:p>
          </table:table-cell>
          <table:table-cell table:style-name="ce6">
            <text:p>(0, 20]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.75">
            <text:p>0.7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.51">
            <text:p>1.51</text:p>
          </table:table-cell>
          <table:table-cell table:style-name="ce6" office:value-type="float" office:value="0.75">
            <text:p>0.75</text:p>
          </table:table-cell>
          <table:table-cell table:number-columns-repeated="2"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北京网络推广</text:p>
          </table:table-cell>
          <table:table-cell table:style-name="ce6">
            <text:p>(0, 20]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.03">
            <text:p>1.03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.65">
            <text:p>1.65</text:p>
          </table:table-cell>
          <table:table-cell table:style-name="ce6" office:value-type="float" office:value="1.77">
            <text:p>1.77</text:p>
          </table:table-cell>
          <table:table-cell table:style-name="ce6" office:value-type="float" office:value="1.03">
            <text:p>1.03</text:p>
          </table:table-cell>
          <table:table-cell table:style-name="ce6" office:value-type="float" office:value="1.24">
            <text:p>1.24</text:p>
          </table:table-cell>
          <table:table-cell table:number-columns-repeated="247"/>
        </table:table-row>
        <table:table-row table:style-name="ro1">
          <table:table-cell table:style-name="ce3">
            <text:p>网络推广服务</text:p>
          </table:table-cell>
          <table:table-cell table:style-name="ce6">
            <text:p>(0, 20]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68">
            <text:p>0.68</text:p>
          </table:table-cell>
          <table:table-cell table:number-columns-repeated="3"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北京网络推广公司</text:p>
          </table:table-cell>
          <table:table-cell table:style-name="ce6">
            <text:p>(0, 20]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.81">
            <text:p>0.8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.62">
            <text:p>1.62</text:p>
          </table:table-cell>
          <table:table-cell table:style-name="ce6" office:value-type="float" office:value="1.22">
            <text:p>1.22</text:p>
          </table:table-cell>
          <table:table-cell table:number-columns-repeated="2"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网络推广的方法</text:p>
          </table:table-cell>
          <table:table-cell table:style-name="ce6">
            <text:p>(0, 20]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.8">
            <text:p>0.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.8">
            <text:p>1.8</text:p>
          </table:table-cell>
          <table:table-cell table:number-columns-repeated="3"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网络推广方式</text:p>
          </table:table-cell>
          <table:table-cell table:style-name="ce6">
            <text:p>(0, 20]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.55">
            <text:p>0.5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99">
            <text:p>0.99</text:p>
          </table:table-cell>
          <table:table-cell table:style-name="ce6" office:value-type="float" office:value="0.55">
            <text:p>0.55</text:p>
          </table:table-cell>
          <table:table-cell table:number-columns-repeated="2"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如何网络推广</text:p>
          </table:table-cell>
          <table:table-cell table:style-name="ce6">
            <text:p>(0, 20]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.53">
            <text:p>0.53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93">
            <text:p>0.93</text:p>
          </table:table-cell>
          <table:table-cell table:style-name="ce6" office:value-type="float" office:value="0.53">
            <text:p>0.53</text:p>
          </table:table-cell>
          <table:table-cell table:number-columns-repeated="2"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如何做网络推广</text:p>
          </table:table-cell>
          <table:table-cell table:style-name="ce6">
            <text:p>(0, 20]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.38">
            <text:p>0.3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.57">
            <text:p>1.57</text:p>
          </table:table-cell>
          <table:table-cell table:style-name="ce6" office:value-type="float" office:value="0.67">
            <text:p>0.67</text:p>
          </table:table-cell>
          <table:table-cell table:number-columns-repeated="2"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常州网络推广</text:p>
          </table:table-cell>
          <table:table-cell table:style-name="ce6">
            <text:p>(0, 20]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73">
            <text:p>0.73</text:p>
          </table:table-cell>
          <table:table-cell table:style-name="ce6">
            <text:p>-</text:p>
          </table:table-cell>
          <table:table-cell table:style-name="ce6" office:value-type="float" office:value="1.37">
            <text:p>1.37</text:p>
          </table:table-cell>
          <table:table-cell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网络推广网站</text:p>
          </table:table-cell>
          <table:table-cell table:style-name="ce6">
            <text:p>(0, 20]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.6">
            <text:p>0.6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0.6">
            <text:p>0.6</text:p>
          </table:table-cell>
          <table:table-cell table:number-columns-repeated="2"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网络推广计划</text:p>
          </table:table-cell>
          <table:table-cell table:style-name="ce6">
            <text:p>(0, 20]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.97">
            <text:p>0.97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.62">
            <text:p>1.62</text:p>
          </table:table-cell>
          <table:table-cell table:number-columns-repeated="3"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上海网络推广</text:p>
          </table:table-cell>
          <table:table-cell table:style-name="ce6">
            <text:p>(200, 500]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">
            <text:p>2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网络推广方法</text:p>
          </table:table-cell>
          <table:table-cell table:style-name="ce6">
            <text:p>(50, 100]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.81">
            <text:p>0.8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0.41">
            <text:p>10.41</text:p>
          </table:table-cell>
          <table:table-cell table:style-name="ce6" office:value-type="float" office:value="1.35">
            <text:p>1.35</text:p>
          </table:table-cell>
          <table:table-cell table:number-columns-repeated="2"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如何进行网络推广</text:p>
          </table:table-cell>
          <table:table-cell table:style-name="ce6">
            <text:p>(0, 20]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.34">
            <text:p>0.34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0.34">
            <text:p>0.34</text:p>
          </table:table-cell>
          <table:table-cell table:number-columns-repeated="2"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网络推广策略</text:p>
          </table:table-cell>
          <table:table-cell table:style-name="ce6">
            <text:p>(0, 20]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.8">
            <text:p>0.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.12">
            <text:p>1.12</text:p>
          </table:table-cell>
          <table:table-cell table:number-columns-repeated="3"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怎么做网络推广</text:p>
          </table:table-cell>
          <table:table-cell table:style-name="ce6">
            <text:p>(0, 20]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.45">
            <text:p>0.4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45">
            <text:p>0.45</text:p>
          </table:table-cell>
          <table:table-cell table:number-columns-repeated="3"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苏州网络推广</text:p>
          </table:table-cell>
          <table:table-cell table:style-name="ce6">
            <text:p>(0, 20]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.7">
            <text:p>0.7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.66">
            <text:p>1.66</text:p>
          </table:table-cell>
          <table:table-cell table:number-columns-repeated="2" table:style-name="ce6" office:value-type="float" office:value="0.7">
            <text:p>0.7</text:p>
          </table:table-cell>
          <table:table-cell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全国网络推广</text:p>
          </table:table-cell>
          <table:table-cell table:style-name="ce6">
            <text:p>(2000, 5000]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.53">
            <text:p>0.53</text:p>
          </table:table-cell>
          <table:table-cell table:style-name="ce6" office:value-type="float" office:value="10">
            <text:p>10</text:p>
          </table:table-cell>
          <table:table-cell table:style-name="ce6">
            <text:p>-</text:p>
          </table:table-cell>
          <table:table-cell table:style-name="ce6" office:value-type="float" office:value="0.53">
            <text:p>0.53</text:p>
          </table:table-cell>
          <table:table-cell table:number-columns-repeated="2"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怎样做网络推广</text:p>
          </table:table-cell>
          <table:table-cell table:style-name="ce6">
            <text:p>(0, 20]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.38">
            <text:p>0.3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57">
            <text:p>0.57</text:p>
          </table:table-cell>
          <table:table-cell table:number-columns-repeated="3"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成都网络推广</text:p>
          </table:table-cell>
          <table:table-cell table:style-name="ce6">
            <text:p>(0, 20]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.73">
            <text:p>0.73</text:p>
          </table:table-cell>
          <table:table-cell table:style-name="ce6" office:value-type="float" office:value="10">
            <text:p>10</text:p>
          </table:table-cell>
          <table:table-cell table:number-columns-repeated="2" table:style-name="ce6" office:value-type="float" office:value="0.73">
            <text:p>0.73</text:p>
          </table:table-cell>
          <table:table-cell table:number-columns-repeated="2" table:style-name="ce6" office:value-type="float" office:value="1.46">
            <text:p>1.46</text:p>
          </table:table-cell>
          <table:table-cell table:number-columns-repeated="247"/>
        </table:table-row>
        <table:table-row table:style-name="ro1">
          <table:table-cell table:style-name="ce3">
            <text:p>如何做好网络推广</text:p>
          </table:table-cell>
          <table:table-cell table:style-name="ce6">
            <text:p>(0, 20]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.35">
            <text:p>0.3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63">
            <text:p>0.63</text:p>
          </table:table-cell>
          <table:table-cell table:number-columns-repeated="3"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网络推广的方式</text:p>
          </table:table-cell>
          <table:table-cell table:style-name="ce6">
            <text:p>(0, 20]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.8">
            <text:p>0.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.2">
            <text:p>1.2</text:p>
          </table:table-cell>
          <table:table-cell table:number-columns-repeated="3"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安徽网络推广</text:p>
          </table:table-cell>
          <table:table-cell table:style-name="ce6">
            <text:p>(0, 20]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.79">
            <text:p>0.79</text:p>
          </table:table-cell>
          <table:table-cell table:style-name="ce6" office:value-type="float" office:value="10">
            <text:p>10</text:p>
          </table:table-cell>
          <table:table-cell table:number-columns-repeated="3" table:style-name="ce6" office:value-type="float" office:value="0.79">
            <text:p>0.79</text:p>
          </table:table-cell>
          <table:table-cell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天津网络推广</text:p>
          </table:table-cell>
          <table:table-cell table:style-name="ce6">
            <text:p>(0, 20]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.92">
            <text:p>0.92</text:p>
          </table:table-cell>
          <table:table-cell table:style-name="ce6" office:value-type="float" office:value="10">
            <text:p>10</text:p>
          </table:table-cell>
          <table:table-cell table:number-columns-repeated="2" table:style-name="ce6" office:value-type="float" office:value="0.92">
            <text:p>0.92</text:p>
          </table:table-cell>
          <table:table-cell table:number-columns-repeated="2"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网络推广工具</text:p>
          </table:table-cell>
          <table:table-cell table:style-name="ce6">
            <text:p>(0, 20]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.81">
            <text:p>0.8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.76">
            <text:p>2.76</text:p>
          </table:table-cell>
          <table:table-cell table:style-name="ce6" office:value-type="float" office:value="1.91">
            <text:p>1.91</text:p>
          </table:table-cell>
          <table:table-cell table:style-name="ce6" office:value-type="float" office:value="1.35">
            <text:p>1.35</text:p>
          </table:table-cell>
          <table:table-cell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产品网络推广方案</text:p>
          </table:table-cell>
          <table:table-cell table:style-name="ce6">
            <text:p>(0, 20]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10">
            <text:p>10</text:p>
          </table:table-cell>
          <table:table-cell table:number-columns-repeated="4"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网络推广优化</text:p>
          </table:table-cell>
          <table:table-cell table:style-name="ce6">
            <text:p>(0, 20]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.49">
            <text:p>0.49</text:p>
          </table:table-cell>
          <table:table-cell table:style-name="ce6" office:value-type="float" office:value="10">
            <text:p>10</text:p>
          </table:table-cell>
          <table:table-cell table:number-columns-repeated="4"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网络推广策划方案</text:p>
          </table:table-cell>
          <table:table-cell table:style-name="ce6">
            <text:p>(20, 50]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.07">
            <text:p>1.07</text:p>
          </table:table-cell>
          <table:table-cell table:number-columns-repeated="3"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什么是网络推广</text:p>
          </table:table-cell>
          <table:table-cell table:style-name="ce6">
            <text:p>(0, 20]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.8">
            <text:p>0.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8">
            <text:p>0.8</text:p>
          </table:table-cell>
          <table:table-cell table:number-columns-repeated="3"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房地产网络推广</text:p>
          </table:table-cell>
          <table:table-cell table:style-name="ce6">
            <text:p>(0, 20]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.38">
            <text:p>0.38</text:p>
          </table:table-cell>
          <table:table-cell table:style-name="ce6" office:value-type="float" office:value="10">
            <text:p>10</text:p>
          </table:table-cell>
          <table:table-cell table:number-columns-repeated="4"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网络推广方案书</text:p>
          </table:table-cell>
          <table:table-cell table:style-name="ce6">
            <text:p>(0, 20]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.82">
            <text:p>0.82</text:p>
          </table:table-cell>
          <table:table-cell table:style-name="ce6" office:value-type="float" office:value="10">
            <text:p>10</text:p>
          </table:table-cell>
          <table:table-cell table:number-columns-repeated="4"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北京 网络推广</text:p>
          </table:table-cell>
          <table:table-cell table:style-name="ce6">
            <text:p>(0, 20]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.7">
            <text:p>0.7</text:p>
          </table:table-cell>
          <table:table-cell table:style-name="ce6" office:value-type="float" office:value="10">
            <text:p>10</text:p>
          </table:table-cell>
          <table:table-cell table:number-columns-repeated="4"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品牌网络推广</text:p>
          </table:table-cell>
          <table:table-cell table:style-name="ce6">
            <text:p>(0, 20]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.6">
            <text:p>0.6</text:p>
          </table:table-cell>
          <table:table-cell table:style-name="ce6" office:value-type="float" office:value="10">
            <text:p>10</text:p>
          </table:table-cell>
          <table:table-cell table:number-columns-repeated="4" table:style-name="ce6">
            <text:p>-</text:p>
          </table:table-cell>
          <table:table-cell table:number-columns-repeated="247"/>
        </table:table-row>
        <table:table-row table:style-name="ro1">
          <table:table-cell table:style-name="ce4">
            <text:p>网络推广技巧</text:p>
          </table:table-cell>
          <table:table-cell table:style-name="ce7">
            <text:p>(20, 50]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8">
            <text:p>0.8</text:p>
          </table:table-cell>
          <table:table-cell table:style-name="ce7" office:value-type="float" office:value="10">
            <text:p>10</text:p>
          </table:table-cell>
          <table:table-cell table:number-columns-repeated="4" table:style-name="ce7">
            <text:p>-</text:p>
          </table:table-cell>
          <table:table-cell table:number-columns-repeated="247"/>
        </table:table-row>
        <table:table-row table:style-name="ro1">
          <table:table-cell table:style-name="ce3">
            <text:p>怎样网络推广</text:p>
          </table:table-cell>
          <table:table-cell table:style-name="ce6">
            <text:p>(0, 20]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.53">
            <text:p>0.53</text:p>
          </table:table-cell>
          <table:table-cell table:style-name="ce6" office:value-type="float" office:value="10">
            <text:p>10</text:p>
          </table:table-cell>
          <table:table-cell table:number-columns-repeated="4"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网络推广平台</text:p>
          </table:table-cell>
          <table:table-cell table:style-name="ce6">
            <text:p>(0, 20]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.35">
            <text:p>0.3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35">
            <text:p>0.35</text:p>
          </table:table-cell>
          <table:table-cell table:number-columns-repeated="3"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关于网络推广</text:p>
          </table:table-cell>
          <table:table-cell table:style-name="ce6">
            <text:p>(0, 20]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.46">
            <text:p>0.46</text:p>
          </table:table-cell>
          <table:table-cell table:style-name="ce6" office:value-type="float" office:value="10">
            <text:p>10</text:p>
          </table:table-cell>
          <table:table-cell table:number-columns-repeated="4"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网络营销</text:p>
          </table:table-cell>
          <table:table-cell table:style-name="ce6">
            <text:p>(2000, 5000]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0.78">
            <text:p>0.7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436.69">
            <text:p>436.69</text:p>
          </table:table-cell>
          <table:table-cell table:style-name="ce6" office:value-type="float" office:value="167.14">
            <text:p>167.14</text:p>
          </table:table-cell>
          <table:table-cell table:style-name="ce6" office:value-type="float" office:value="66.79">
            <text:p>66.79</text:p>
          </table:table-cell>
          <table:table-cell table:style-name="ce6" office:value-type="float" office:value="25.52">
            <text:p>25.52</text:p>
          </table:table-cell>
          <table:table-cell table:number-columns-repeated="247"/>
        </table:table-row>
        <table:table-row table:style-name="ro1">
          <table:table-cell table:style-name="ce3">
            <text:p>网络营销策划</text:p>
          </table:table-cell>
          <table:table-cell table:style-name="ce6">
            <text:p>(100, 200]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0.7">
            <text:p>0.7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43.42">
            <text:p>43.42</text:p>
          </table:table-cell>
          <table:table-cell table:style-name="ce6" office:value-type="float" office:value="13.84">
            <text:p>13.84</text:p>
          </table:table-cell>
          <table:table-cell table:style-name="ce6" office:value-type="float" office:value="4.52">
            <text:p>4.52</text:p>
          </table:table-cell>
          <table:table-cell table:style-name="ce6" office:value-type="float" office:value="1.93">
            <text:p>1.93</text:p>
          </table:table-cell>
          <table:table-cell table:number-columns-repeated="247"/>
        </table:table-row>
        <table:table-row table:style-name="ro1">
          <table:table-cell table:style-name="ce3">
            <text:p>网络营销公司</text:p>
          </table:table-cell>
          <table:table-cell table:style-name="ce6">
            <text:p>(50, 100]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.64">
            <text:p>11.64</text:p>
          </table:table-cell>
          <table:table-cell table:style-name="ce6" office:value-type="float" office:value="4.31">
            <text:p>4.31</text:p>
          </table:table-cell>
          <table:table-cell table:style-name="ce6" office:value-type="float" office:value="1.53">
            <text:p>1.53</text:p>
          </table:table-cell>
          <table:table-cell table:style-name="ce6" office:value-type="float" office:value="1.47">
            <text:p>1.47</text:p>
          </table:table-cell>
          <table:table-cell table:number-columns-repeated="247"/>
        </table:table-row>
        <table:table-row table:style-name="ro1">
          <table:table-cell table:style-name="ce3">
            <text:p>网络营销推广</text:p>
          </table:table-cell>
          <table:table-cell table:style-name="ce6">
            <text:p>(0, 20]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.34">
            <text:p>2.34</text:p>
          </table:table-cell>
          <table:table-cell table:style-name="ce6" office:value-type="float" office:value="1.65">
            <text:p>1.65</text:p>
          </table:table-cell>
          <table:table-cell table:style-name="ce6" office:value-type="float" office:value="0.86">
            <text:p>0.86</text:p>
          </table:table-cell>
          <table:table-cell table:style-name="ce6" office:value-type="float" office:value="1.14">
            <text:p>1.14</text:p>
          </table:table-cell>
          <table:table-cell table:number-columns-repeated="247"/>
        </table:table-row>
        <table:table-row table:style-name="ro1">
          <table:table-cell table:style-name="ce3">
            <text:p>网络营销方案</text:p>
          </table:table-cell>
          <table:table-cell table:style-name="ce6">
            <text:p>(100, 200]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0.6">
            <text:p>0.6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.09">
            <text:p>11.09</text:p>
          </table:table-cell>
          <table:table-cell table:style-name="ce6" office:value-type="float" office:value="7.38">
            <text:p>7.38</text:p>
          </table:table-cell>
          <table:table-cell table:style-name="ce6" office:value-type="float" office:value="3.5">
            <text:p>3.5</text:p>
          </table:table-cell>
          <table:table-cell table:style-name="ce6" office:value-type="float" office:value="2.45">
            <text:p>2.45</text:p>
          </table:table-cell>
          <table:table-cell table:number-columns-repeated="247"/>
        </table:table-row>
        <table:table-row table:style-name="ro1">
          <table:table-cell table:style-name="ce3">
            <text:p>网络营销专家</text:p>
          </table:table-cell>
          <table:table-cell table:style-name="ce6">
            <text:p>(100, 200]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0.9">
            <text:p>0.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.69">
            <text:p>11.69</text:p>
          </table:table-cell>
          <table:table-cell table:style-name="ce6" office:value-type="float" office:value="4.55">
            <text:p>4.55</text:p>
          </table:table-cell>
          <table:table-cell table:style-name="ce6" office:value-type="float" office:value="0.9">
            <text:p>0.9</text:p>
          </table:table-cell>
          <table:table-cell table:style-name="ce6" office:value-type="float" office:value="1.13">
            <text:p>1.13</text:p>
          </table:table-cell>
          <table:table-cell table:number-columns-repeated="247"/>
        </table:table-row>
        <table:table-row table:style-name="ro1">
          <table:table-cell table:style-name="ce3">
            <text:p>网络营销培训</text:p>
          </table:table-cell>
          <table:table-cell table:style-name="ce6">
            <text:p>(20, 50]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.14">
            <text:p>1.14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.3">
            <text:p>11.3</text:p>
          </table:table-cell>
          <table:table-cell table:style-name="ce6" office:value-type="float" office:value="8.05">
            <text:p>8.05</text:p>
          </table:table-cell>
          <table:table-cell table:style-name="ce6" office:value-type="float" office:value="6.35">
            <text:p>6.35</text:p>
          </table:table-cell>
          <table:table-cell table:style-name="ce6" office:value-type="float" office:value="1.71">
            <text:p>1.71</text:p>
          </table:table-cell>
          <table:table-cell table:number-columns-repeated="247"/>
        </table:table-row>
        <table:table-row table:style-name="ro1">
          <table:table-cell table:style-name="ce3">
            <text:p>企业网络营销</text:p>
          </table:table-cell>
          <table:table-cell table:style-name="ce6">
            <text:p>(20, 50]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.68">
            <text:p>1.68</text:p>
          </table:table-cell>
          <table:table-cell table:style-name="ce6" office:value-type="float" office:value="0.89">
            <text:p>0.89</text:p>
          </table:table-cell>
          <table:table-cell table:style-name="ce6" office:value-type="float" office:value="0.69">
            <text:p>0.69</text:p>
          </table:table-cell>
          <table:table-cell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网络营销服务</text:p>
          </table:table-cell>
          <table:table-cell table:style-name="ce6">
            <text:p>(0, 20]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.51">
            <text:p>0.5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.69">
            <text:p>1.69</text:p>
          </table:table-cell>
          <table:table-cell table:style-name="ce6" office:value-type="float" office:value="0.77">
            <text:p>0.77</text:p>
          </table:table-cell>
          <table:table-cell table:style-name="ce6" office:value-type="float" office:value="0.51">
            <text:p>0.51</text:p>
          </table:table-cell>
          <table:table-cell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网络营销软件</text:p>
          </table:table-cell>
          <table:table-cell table:style-name="ce6">
            <text:p>(100, 200]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.79">
            <text:p>0.7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59.91">
            <text:p>59.91</text:p>
          </table:table-cell>
          <table:table-cell table:style-name="ce6" office:value-type="float" office:value="25.64">
            <text:p>25.64</text:p>
          </table:table-cell>
          <table:table-cell table:style-name="ce6" office:value-type="float" office:value="10.57">
            <text:p>10.57</text:p>
          </table:table-cell>
          <table:table-cell table:style-name="ce6" office:value-type="float" office:value="3.89">
            <text:p>3.89</text:p>
          </table:table-cell>
          <table:table-cell table:number-columns-repeated="247"/>
        </table:table-row>
        <table:table-row table:style-name="ro1">
          <table:table-cell table:style-name="ce3">
            <text:p>网络营销网站</text:p>
          </table:table-cell>
          <table:table-cell table:style-name="ce6">
            <text:p>(0, 20]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.77">
            <text:p>1.77</text:p>
          </table:table-cell>
          <table:table-cell table:number-columns-repeated="3"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什么是网络营销</text:p>
          </table:table-cell>
          <table:table-cell table:style-name="ce6">
            <text:p>(100, 200]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.79">
            <text:p>0.7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0.75">
            <text:p>10.75</text:p>
          </table:table-cell>
          <table:table-cell table:style-name="ce6" office:value-type="float" office:value="1.98">
            <text:p>1.98</text:p>
          </table:table-cell>
          <table:table-cell table:style-name="ce6" office:value-type="float" office:value="0.79">
            <text:p>0.79</text:p>
          </table:table-cell>
          <table:table-cell table:style-name="ce6" office:value-type="float" office:value="1.05">
            <text:p>1.05</text:p>
          </table:table-cell>
          <table:table-cell table:number-columns-repeated="247"/>
        </table:table-row>
        <table:table-row table:style-name="ro1">
          <table:table-cell table:style-name="ce3">
            <text:p>网络营销与策划</text:p>
          </table:table-cell>
          <table:table-cell table:style-name="ce6">
            <text:p>(20, 50]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.22">
            <text:p>1.22</text:p>
          </table:table-cell>
          <table:table-cell table:style-name="ce6" office:value-type="float" office:value="0.92">
            <text:p>0.92</text:p>
          </table:table-cell>
          <table:table-cell table:number-columns-repeated="2"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网络营销工具</text:p>
          </table:table-cell>
          <table:table-cell table:style-name="ce6">
            <text:p>(20, 50]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.78">
            <text:p>0.7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4.67">
            <text:p>4.67</text:p>
          </table:table-cell>
          <table:table-cell table:style-name="ce6" office:value-type="float" office:value="2.9">
            <text:p>2.9</text:p>
          </table:table-cell>
          <table:table-cell table:style-name="ce6" office:value-type="float" office:value="1.72">
            <text:p>1.72</text:p>
          </table:table-cell>
          <table:table-cell table:style-name="ce6" office:value-type="float" office:value="0.78">
            <text:p>0.78</text:p>
          </table:table-cell>
          <table:table-cell table:number-columns-repeated="247"/>
        </table:table-row>
        <table:table-row table:style-name="ro1">
          <table:table-cell table:style-name="ce3">
            <text:p>网络营销学习</text:p>
          </table:table-cell>
          <table:table-cell table:style-name="ce6">
            <text:p>(0, 20]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.61">
            <text:p>0.6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.8">
            <text:p>2.8</text:p>
          </table:table-cell>
          <table:table-cell table:number-columns-repeated="2" table:style-name="ce6" office:value-type="float" office:value="0.63">
            <text:p>0.63</text:p>
          </table:table-cell>
          <table:table-cell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网络营销平台</text:p>
          </table:table-cell>
          <table:table-cell table:style-name="ce6">
            <text:p>(0, 20]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.78">
            <text:p>0.7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6.32">
            <text:p>6.32</text:p>
          </table:table-cell>
          <table:table-cell table:style-name="ce6" office:value-type="float" office:value="2.73">
            <text:p>2.73</text:p>
          </table:table-cell>
          <table:table-cell table:number-columns-repeated="2"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口碑营销</text:p>
          </table:table-cell>
          <table:table-cell table:style-name="ce6">
            <text:p>(50, 100]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.95">
            <text:p>2.95</text:p>
          </table:table-cell>
          <table:table-cell table:style-name="ce6" office:value-type="float" office:value="2.11">
            <text:p>2.11</text:p>
          </table:table-cell>
          <table:table-cell table:style-name="ce6" office:value-type="float" office:value="0.81">
            <text:p>0.81</text:p>
          </table:table-cell>
          <table:table-cell table:style-name="ce6" office:value-type="float" office:value="0.58">
            <text:p>0.58</text:p>
          </table:table-cell>
          <table:table-cell table:number-columns-repeated="247"/>
        </table:table-row>
        <table:table-row table:style-name="ro1">
          <table:table-cell table:style-name="ce3">
            <text:p>网络口碑营销</text:p>
          </table:table-cell>
          <table:table-cell table:style-name="ce6">
            <text:p>(0, 20]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.54">
            <text:p>0.54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81">
            <text:p>0.81</text:p>
          </table:table-cell>
          <table:table-cell table:number-columns-repeated="3"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什么是口碑营销</text:p>
          </table:table-cell>
          <table:table-cell table:style-name="ce6">
            <text:p>(0, 20]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.47">
            <text:p>0.47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47">
            <text:p>0.47</text:p>
          </table:table-cell>
          <table:table-cell table:number-columns-repeated="3"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口碑营销读后感</text:p>
          </table:table-cell>
          <table:table-cell table:style-name="ce6">
            <text:p>(0, 20]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87">
            <text:p>0.87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09">
            <text:p>0.09</text:p>
          </table:table-cell>
          <table:table-cell table:number-columns-repeated="3"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汽车口碑营销</text:p>
          </table:table-cell>
          <table:table-cell table:style-name="ce6">
            <text:p>(0, 20]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1">
            <text:p>0.1</text:p>
          </table:table-cell>
          <table:table-cell table:number-columns-repeated="3"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口碑营销 案例</text:p>
          </table:table-cell>
          <table:table-cell table:style-name="ce6">
            <text:p>(0, 20]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.3">
            <text:p>1.3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39">
            <text:p>0.39</text:p>
          </table:table-cell>
          <table:table-cell table:number-columns-repeated="3"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口碑营销 英文</text:p>
          </table:table-cell>
          <table:table-cell table:style-name="ce6">
            <text:p>(0, 20]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86">
            <text:p>0.86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09">
            <text:p>0.09</text:p>
          </table:table-cell>
          <table:table-cell table:number-columns-repeated="3"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什么是网络口碑营销</text:p>
          </table:table-cell>
          <table:table-cell table:style-name="ce6">
            <text:p>(0, 20]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.29">
            <text:p>1.2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13">
            <text:p>0.13</text:p>
          </table:table-cell>
          <table:table-cell table:number-columns-repeated="3"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口碑营销公司</text:p>
          </table:table-cell>
          <table:table-cell table:style-name="ce6">
            <text:p>(0, 20]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.38">
            <text:p>1.3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28">
            <text:p>0.28</text:p>
          </table:table-cell>
          <table:table-cell table:number-columns-repeated="3"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博客口碑营销</text:p>
          </table:table-cell>
          <table:table-cell table:style-name="ce6">
            <text:p>(0, 20]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5">
            <text:p>0.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05">
            <text:p>0.05</text:p>
          </table:table-cell>
          <table:table-cell table:number-columns-repeated="3"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互动营销</text:p>
          </table:table-cell>
          <table:table-cell table:style-name="ce6">
            <text:p>(20, 50]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.94">
            <text:p>0.94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.99">
            <text:p>2.99</text:p>
          </table:table-cell>
          <table:table-cell table:style-name="ce6" office:value-type="float" office:value="1.19">
            <text:p>1.19</text:p>
          </table:table-cell>
          <table:table-cell table:style-name="ce6" office:value-type="float" office:value="0.94">
            <text:p>0.94</text:p>
          </table:table-cell>
          <table:table-cell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网络互动营销</text:p>
          </table:table-cell>
          <table:table-cell table:style-name="ce6">
            <text:p>(0, 20]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.81">
            <text:p>0.8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97">
            <text:p>0.97</text:p>
          </table:table-cell>
          <table:table-cell table:style-name="ce6" office:value-type="float" office:value="0.81">
            <text:p>0.81</text:p>
          </table:table-cell>
          <table:table-cell table:number-columns-repeated="2"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什么是互动营销</text:p>
          </table:table-cell>
          <table:table-cell table:style-name="ce6">
            <text:p>(0, 20]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84">
            <text:p>0.84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25">
            <text:p>0.25</text:p>
          </table:table-cell>
          <table:table-cell table:number-columns-repeated="3"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中国互动营销网</text:p>
          </table:table-cell>
          <table:table-cell table:style-name="ce6">
            <text:p>(0, 20]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.6">
            <text:p>1.6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16">
            <text:p>0.16</text:p>
          </table:table-cell>
          <table:table-cell table:number-columns-repeated="3" table:style-name="ce6">
            <text:p>-</text:p>
          </table:table-cell>
          <table:table-cell table:number-columns-repeated="247"/>
        </table:table-row>
        <table:table-row table:style-name="ro1">
          <table:table-cell table:style-name="ce3">
            <text:p>互动营销公司</text:p>
          </table:table-cell>
          <table:table-cell table:style-name="ce6">
            <text:p>(0, 20]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75">
            <text:p>0.7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08">
            <text:p>0.08</text:p>
          </table:table-cell>
          <table:table-cell table:number-columns-repeated="3" table:style-name="ce6">
            <text:p>-</text:p>
          </table:table-cell>
          <table:table-cell table:number-columns-repeated="247"/>
        </table:table-row>
        <table:table-row table:style-name="ro1">
          <table:table-cell table:style-name="ce3"/>
          <table:table-cell table:style-name="ce6" table:number-columns-repeated="5"/>
          <table:table-cell table:number-columns-repeated="2"/>
          <table:table-cell table:style-name="ce6"/>
          <table:table-cell table:number-columns-repeated="247"/>
        </table:table-row>
        <table:table-row table:style-name="ro1" table:number-rows-repeated="2">
          <table:table-cell/>
          <table:table-cell table:style-name="ce6" table:number-columns-repeated="5"/>
          <table:table-cell table:number-columns-repeated="2"/>
          <table:table-cell table:style-name="ce6"/>
          <table:table-cell table:number-columns-repeated="247"/>
        </table:table-row>
        <table:table-row table:style-name="ro1">
          <table:table-cell table:number-columns-repeated="3"/>
          <table:table-cell table:style-name="ce6" table:number-columns-repeated="3"/>
          <table:table-cell table:number-columns-repeated="250"/>
        </table:table-row>
        <table:table-row table:style-name="ro1" table:number-rows-repeated="6544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3" table:style-name="ta2">
        <table:table-column table:style-name="co3" table:number-columns-repeated="256" table:default-cell-style-name="Default"/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font-face-decls>
    <style:font-face style:name="宋体" svg:font-family="宋体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8"/>
      <style:paragraph-properties style:tab-stop-distance="1.25cm"/>
      <style:text-properties style:font-name="Arial" fo:language="en" fo:country="US" style:font-name-asian="SimSun" style:language-asian="zh" style:country-asian="CN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number number:decimal-places="0" number:min-integer-digits="1" number:grouping="true"/>
      <number:text>   </number:text>
    </number:number-style>
    <number:number-style style:name="N117">
      <number:text>-</number:text>
      <number:number number: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  </number:text>
    </number:number-style>
    <number:number-style style:name="N120">
      <number:text>-</number:text>
      <number:number number: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number-style style:name="N123">
      <number:scientific-number number:decimal-places="1" number:min-integer-digits="1" number:min-exponent-digits="1"/>
    </number:number-style>
    <number:number-style style:name="N125P0" style:volatile="true">
      <number:text>¥</number:text>
      <number:number number:decimal-places="0" number:min-integer-digits="1" number:grouping="true"/>
    </number:number-style>
    <number:number-style style:name="N125">
      <number:text>¥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text>¥</number:text>
      <number:number number:decimal-places="0" number:min-integer-digits="1" number:grouping="true"/>
    </number:number-style>
    <number:number-style style:name="N126">
      <style:text-properties fo:color="#ff0000"/>
      <number:text>¥-</number:text>
      <number:number number:decimal-places="0" number:min-integer-digits="1" number:grouping="true"/>
      <style:map style:condition="value()&gt;=0" style:apply-style-name="N126P0"/>
    </number:number-style>
    <number:number-style style:name="N128P0" style:volatile="true">
      <number:text>¥</number:text>
      <number:number number:decimal-places="2" number:min-integer-digits="1" number:grouping="true"/>
    </number:number-style>
    <number:number-style style:name="N128">
      <number:text>¥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text>¥</number:text>
      <number:number number:decimal-places="2" number:min-integer-digits="1" number:grouping="true"/>
    </number:number-style>
    <number:number-style style:name="N129">
      <style:text-properties fo:color="#ff0000"/>
      <number:text>¥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text> ¥</number:text>
      <number:number number:decimal-places="0" number:min-integer-digits="1" number:grouping="true"/>
      <number:text> </number:text>
    </number:number-style>
    <number:number-style style:name="N133P1" style:volatile="true">
      <number:text> ¥-</number:text>
      <number:number number:decimal-places="0" number:min-integer-digits="1" number:grouping="true"/>
      <number:text> </number:text>
    </number:number-style>
    <number:number-style style:name="N133P2" style:volatile="true">
      <number:text> ¥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-</number:text>
      <number:number number:decimal-places="0" number:min-integer-digits="1" number:grouping="true"/>
      <number:text> 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¥</number:text>
      <number:number number:decimal-places="2" number:min-integer-digits="1" number:grouping="true"/>
      <number:text> </number:text>
    </number:number-style>
    <number:number-style style:name="N141P1" style:volatile="true">
      <number:text> ¥-</number:text>
      <number:number number:decimal-places="2" number:min-integer-digits="1" number:grouping="true"/>
      <number:text> </number:text>
    </number:number-style>
    <number:number-style style:name="N141P2" style:volatile="true">
      <number:text> ¥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-</number:text>
      <number:number number: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$</number:text>
      <number:number number:decimal-places="0" number:min-integer-digits="1" number:grouping="true"/>
      <number:text> </number:text>
    </number:number-style>
    <number:number-style style:name="N147">
      <number:text>($</number:text>
      <number:number number: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0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$</number:text>
      <number:number number:decimal-places="2" number:min-integer-digits="1" number:grouping="true"/>
      <number:text> </number:text>
    </number:number-style>
    <number:number-style style:name="N150">
      <number:text>($</number:text>
      <number:number number: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$</number:text>
      <number:number number:decimal-places="2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time-style style:name="N5106" number:language="en" number:country="US">
      <number:hours/>
      <number:text>:</number:text>
      <number:minutes number:style="long"/>
    </number:time-style>
    <number:date-style style:name="N10108" number:language="ja" number:country="JP">
      <number:day/>
      <number:text>/</number:text>
      <number:month/>
      <number:text>/</number:text>
      <number:year/>
    </number:date-style>
    <number:date-style style:name="N10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0" number:language="ja" number:country="JP">
      <number:hours number:style="long"/>
      <number:text>时</number:text>
      <number:minutes number:style="long"/>
      <number:text>分</number:text>
    </number:time-style>
    <number:time-style style:name="N10111" number:language="ja" number:country="JP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date-style style:name="N10112" number:language="ja" number:country="JP">
      <number:month/>
      <number:text>月</number:text>
      <number:day/>
      <number:text>日</number:text>
    </number:date-style>
    <number:date-style style:name="N10113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4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ime-style style:name="N15115" number:language="zh" number:country="CN">
      <number:am-pm/>
      <number:hours number:style="long"/>
      <number:text>时</number:text>
      <number:minutes number:style="long"/>
      <number:text>分</number:text>
    </number:time-style>
    <number:date-style style:name="N15116" number:language="zh" number:country="CN">
      <number:year number:style="long"/>
      <number:text>年</number:text>
      <number:month/>
      <number:text>日</number:text>
    </number:date-style>
    <style:style style:name="Default" style:family="table-cell">
      <style:table-cell-properties style:rotation-align="none" style:vertical-align="middle"/>
      <style:text-properties style:font-name="宋体" fo:font-size="12pt" style:font-name-asian="宋体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type="single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_32_0_25__20_-_20__5f3a__8c03__6587__5b57__989c__8272__20_1" style:display-name="20% - 强调文字颜色 1" style:family="table-cell" style:parent-style-name="Default">
      <style:table-cell-properties fo:background-color="#ccccff"/>
      <style:text-properties fo:color="#000000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_5f3a__8c03__6587__5b57__989c__8272__20_2" style:display-name="20% - 强调文字颜色 2" style:family="table-cell" style:parent-style-name="Default">
      <style:table-cell-properties fo:background-color="#ff99cc"/>
      <style:text-properties fo:color="#000000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_5f3a__8c03__6587__5b57__989c__8272__20_3" style:display-name="20% - 强调文字颜色 3" style:family="table-cell" style:parent-style-name="Default">
      <style:table-cell-properties fo:background-color="#ccffcc"/>
      <style:text-properties fo:color="#000000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_5f3a__8c03__6587__5b57__989c__8272__20_4" style:display-name="20% - 强调文字颜色 4" style:family="table-cell" style:parent-style-name="Default">
      <style:table-cell-properties fo:background-color="#cc99ff"/>
      <style:text-properties fo:color="#000000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_5f3a__8c03__6587__5b57__989c__8272__20_5" style:display-name="20% - 强调文字颜色 5" style:family="table-cell" style:parent-style-name="Default">
      <style:table-cell-properties fo:background-color="#ccffff"/>
      <style:text-properties fo:color="#000000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_5f3a__8c03__6587__5b57__989c__8272__20_6" style:display-name="20% - 强调文字颜色 6" style:family="table-cell" style:parent-style-name="Default">
      <style:table-cell-properties fo:background-color="#ffcc99"/>
      <style:text-properties fo:color="#000000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_5f3a__8c03__6587__5b57__989c__8272__20_1" style:display-name="40% - 强调文字颜色 1" style:family="table-cell" style:parent-style-name="Default">
      <style:table-cell-properties fo:background-color="#99ccff"/>
      <style:text-properties fo:color="#000000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_5f3a__8c03__6587__5b57__989c__8272__20_2" style:display-name="40% - 强调文字颜色 2" style:family="table-cell" style:parent-style-name="Default">
      <style:table-cell-properties fo:background-color="#ff8080"/>
      <style:text-properties fo:color="#000000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_5f3a__8c03__6587__5b57__989c__8272__20_3" style:display-name="40% - 强调文字颜色 3" style:family="table-cell" style:parent-style-name="Default">
      <style:table-cell-properties fo:background-color="#00ff00"/>
      <style:text-properties fo:color="#000000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_5f3a__8c03__6587__5b57__989c__8272__20_4" style:display-name="40% - 强调文字颜色 4" style:family="table-cell" style:parent-style-name="Default">
      <style:table-cell-properties fo:background-color="#cc99ff"/>
      <style:text-properties fo:color="#000000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_5f3a__8c03__6587__5b57__989c__8272__20_5" style:display-name="40% - 强调文字颜色 5" style:family="table-cell" style:parent-style-name="Default">
      <style:table-cell-properties fo:background-color="#99ccff"/>
      <style:text-properties fo:color="#000000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_5f3a__8c03__6587__5b57__989c__8272__20_6" style:display-name="40% - 强调文字颜色 6" style:family="table-cell" style:parent-style-name="Default">
      <style:table-cell-properties fo:background-color="#ffcc00"/>
      <style:text-properties fo:color="#000000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_5f3a__8c03__6587__5b57__989c__8272__20_1" style:display-name="60% - 强调文字颜色 1" style:family="table-cell" style:parent-style-name="Default">
      <style:table-cell-properties fo:background-color="#0066cc"/>
      <style:text-properties fo:color="#ffffff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_5f3a__8c03__6587__5b57__989c__8272__20_2" style:display-name="60% - 强调文字颜色 2" style:family="table-cell" style:parent-style-name="Default">
      <style:table-cell-properties fo:background-color="#ff8080"/>
      <style:text-properties fo:color="#ffffff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_5f3a__8c03__6587__5b57__989c__8272__20_3" style:display-name="60% - 强调文字颜色 3" style:family="table-cell" style:parent-style-name="Default">
      <style:table-cell-properties fo:background-color="#00ff00"/>
      <style:text-properties fo:color="#ffffff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_5f3a__8c03__6587__5b57__989c__8272__20_4" style:display-name="60% - 强调文字颜色 4" style:family="table-cell" style:parent-style-name="Default">
      <style:table-cell-properties fo:background-color="#800080"/>
      <style:text-properties fo:color="#ffffff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_5f3a__8c03__6587__5b57__989c__8272__20_5" style:display-name="60% - 强调文字颜色 5" style:family="table-cell" style:parent-style-name="Default">
      <style:table-cell-properties fo:background-color="#33cccc"/>
      <style:text-properties fo:color="#ffffff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_5f3a__8c03__6587__5b57__989c__8272__20_6" style:display-name="60% - 强调文字颜色 6" style:family="table-cell" style:parent-style-name="Default">
      <style:table-cell-properties fo:background-color="#ff9900"/>
      <style:text-properties fo:color="#ffffff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6807__9898_" style:display-name="标题" style:family="table-cell" style:parent-style-name="Default">
      <style:text-properties fo:color="#003366" style:text-outline="false" style:font-name="宋体" fo:font-size="18pt" fo:font-style="normal" fo:text-shadow="none" fo:font-weight="bold" style:font-name-asian="宋体" style:font-size-asian="18pt" style:font-style-asian="normal" style:font-weight-asian="bold" style:font-size-complex="18pt" style:font-style-complex="normal" style:font-weight-complex="bold"/>
    </style:style>
    <style:style style:name="_6807__9898__20_1" style:display-name="标题 1" style:family="table-cell" style:parent-style-name="Default">
      <style:table-cell-properties fo:border-bottom="0.141cm solid #333399" fo:border-left="none" fo:border-right="none" fo:border-top="none"/>
      <style:text-properties fo:color="#003366" style:text-outline="false" style:font-name="宋体" fo:font-size="15pt" fo:font-style="normal" fo:text-shadow="none" fo:font-weight="bold" style:font-name-asian="宋体" style:font-size-asian="15pt" style:font-style-asian="normal" style:font-weight-asian="bold" style:font-size-complex="15pt" style:font-style-complex="normal" style:font-weight-complex="bold"/>
    </style:style>
    <style:style style:name="_6807__9898__20_2" style:display-name="标题 2" style:family="table-cell" style:parent-style-name="Default">
      <style:table-cell-properties fo:border-bottom="0.141cm solid #c0c0c0" fo:border-left="none" fo:border-right="none" fo:border-top="none"/>
      <style:text-properties fo:color="#003366" style:text-outline="false" style:font-name="宋体" fo:font-size="13pt" fo:font-style="normal" fo:text-shadow="none" fo:font-weight="bold" style:font-name-asian="宋体" style:font-size-asian="13pt" style:font-style-asian="normal" style:font-weight-asian="bold" style:font-size-complex="13pt" style:font-style-complex="normal" style:font-weight-complex="bold"/>
    </style:style>
    <style:style style:name="_6807__9898__20_3" style:display-name="标题 3" style:family="table-cell" style:parent-style-name="Default">
      <style:table-cell-properties fo:border-bottom="0.088cm solid #0066cc" fo:border-left="none" fo:border-right="none" fo:border-top="none"/>
      <style:text-properties fo:color="#003366" style:text-outline="false" style:font-name="宋体" fo:font-size="11pt" fo:font-style="normal" fo:text-shadow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_6807__9898__20_4" style:display-name="标题 4" style:family="table-cell" style:parent-style-name="Default">
      <style:text-properties fo:color="#003366" style:text-outline="false" style:font-name="宋体" fo:font-size="11pt" fo:font-style="normal" fo:text-shadow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_5dee_" style:display-name="差" style:family="table-cell" style:parent-style-name="Default">
      <style:table-cell-properties fo:background-color="#ff99cc"/>
      <style:text-properties fo:color="#800080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597d_" style:display-name="好" style:family="table-cell" style:parent-style-name="Default">
      <style:table-cell-properties fo:background-color="#ccffcc"/>
      <style:text-properties fo:color="#008000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6c47__603b_" style:display-name="汇总" style:family="table-cell" style:parent-style-name="Default">
      <style:table-cell-properties fo:border-bottom="0.105cm double #333399" style:border-line-width-bottom="0.035cm 0.035cm 0.035cm" fo:border-left="none" fo:border-right="none" fo:border-top="0.035cm solid #333399"/>
      <style:text-properties fo:color="#000000" style:text-outline="false" style:font-name="宋体" fo:font-size="11pt" fo:font-style="normal" fo:text-shadow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_8ba1__7b97_" style:display-name="计算" style:family="table-cell" style:parent-style-name="Default">
      <style:table-cell-properties fo:background-color="#c0c0c0" fo:border="0.035cm solid #808080"/>
      <style:text-properties fo:color="#ff9900" style:text-outline="false" style:font-name="宋体" fo:font-size="11pt" fo:font-style="normal" fo:text-shadow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_68c0__67e5__5355__5143__683c_" style:display-name="检查单元格" style:family="table-cell" style:parent-style-name="Default">
      <style:table-cell-properties fo:background-color="#969696" fo:border="0.105cm double #333333" style:border-line-width="0.035cm 0.035cm 0.035cm"/>
      <style:text-properties fo:color="#ffffff" style:text-outline="false" style:font-name="宋体" fo:font-size="11pt" fo:font-style="normal" fo:text-shadow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_89e3__91ca__6027__6587__672c_" style:display-name="解释性文本" style:family="table-cell" style:parent-style-name="Default">
      <style:text-properties fo:color="#808080" style:text-outline="false" style:font-name="宋体" fo:font-size="11pt" fo:font-style="italic" fo:text-shadow="none" fo:font-weight="normal" style:font-name-asian="宋体" style:font-size-asian="11pt" style:font-style-asian="italic" style:font-weight-asian="normal" style:font-size-complex="11pt" style:font-style-complex="italic" style:font-weight-complex="normal"/>
    </style:style>
    <style:style style:name="_8b66__544a__6587__672c_" style:display-name="警告文本" style:family="table-cell" style:parent-style-name="Default">
      <style:text-properties fo:color="#ff0000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94fe__63a5__5355__5143__683c_" style:display-name="链接单元格" style:family="table-cell" style:parent-style-name="Default">
      <style:table-cell-properties fo:border-bottom="0.105cm double #ff9900" style:border-line-width-bottom="0.035cm 0.035cm 0.035cm" fo:border-left="none" fo:border-right="none" fo:border-top="none"/>
      <style:text-properties fo:color="#ff9900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5f3a__8c03__6587__5b57__989c__8272__20_1" style:display-name="强调文字颜色 1" style:family="table-cell" style:parent-style-name="Default">
      <style:table-cell-properties fo:background-color="#333399"/>
      <style:text-properties fo:color="#ffffff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5f3a__8c03__6587__5b57__989c__8272__20_2" style:display-name="强调文字颜色 2" style:family="table-cell" style:parent-style-name="Default">
      <style:table-cell-properties fo:background-color="#ff0000"/>
      <style:text-properties fo:color="#ffffff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5f3a__8c03__6587__5b57__989c__8272__20_3" style:display-name="强调文字颜色 3" style:family="table-cell" style:parent-style-name="Default">
      <style:table-cell-properties fo:background-color="#339966"/>
      <style:text-properties fo:color="#ffffff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5f3a__8c03__6587__5b57__989c__8272__20_4" style:display-name="强调文字颜色 4" style:family="table-cell" style:parent-style-name="Default">
      <style:table-cell-properties fo:background-color="#800080"/>
      <style:text-properties fo:color="#ffffff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5f3a__8c03__6587__5b57__989c__8272__20_5" style:display-name="强调文字颜色 5" style:family="table-cell" style:parent-style-name="Default">
      <style:table-cell-properties fo:background-color="#33cccc"/>
      <style:text-properties fo:color="#ffffff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5f3a__8c03__6587__5b57__989c__8272__20_6" style:display-name="强调文字颜色 6" style:family="table-cell" style:parent-style-name="Default">
      <style:table-cell-properties fo:background-color="#ff6600"/>
      <style:text-properties fo:color="#ffffff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9002__4e2d_" style:display-name="适中" style:family="table-cell" style:parent-style-name="Default">
      <style:table-cell-properties fo:background-color="#ffff99"/>
      <style:text-properties fo:color="#993300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8f93__51fa_" style:display-name="输出" style:family="table-cell" style:parent-style-name="Default">
      <style:table-cell-properties fo:background-color="#c0c0c0" fo:border="0.035cm solid #333333"/>
      <style:text-properties fo:color="#333333" style:text-outline="false" style:font-name="宋体" fo:font-size="11pt" fo:font-style="normal" fo:text-shadow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_8f93__5165_" style:display-name="输入" style:family="table-cell" style:parent-style-name="Default">
      <style:table-cell-properties fo:background-color="#ffcc99" fo:border="0.035cm solid #808080"/>
      <style:text-properties fo:color="#333399" style:text-outline="false" style:font-name="宋体" fo:font-size="11pt" fo:font-style="normal" fo:text-shadow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6ce8__91ca_" style:display-name="注释" style:family="table-cell" style:parent-style-name="Default">
      <style:table-cell-properties fo:background-color="#ffffcc" fo:border="0.035cm solid #c0c0c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0.999cm" fo:page-height="29.699cm" style:num-format="1" style:print-orientation="portrait" fo:margin-top="2.54cm" fo:margin-bottom="2.54cm" fo:margin-left="1.905cm" fo:margin-right="1.905cm" style:print-page-order="ttb" style:first-page-number="continue" style:scale-to="100" style:writing-mode="lr-tb" style:print="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  <style:page-layout style:name="pm4">
      <style:page-layout-properties style:num-format="1" style:print-orientation="portrait" fo:margin-top="2.54cm" fo:margin-bottom="2.54cm" fo:margin-left="1.905cm" fo:margin-right="1.905cm" style:print-page-order="ttb" style:first-page-number="continue" style:writing-mode="lr-tb" style:print="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页面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0-00-00">2009-4-16</text:date>, <text:time>15:10:54</text:time></text:p>
        </style:region-right>
      </style:header>
      <style:header-left style:display="false"/>
      <style:footer>
        <text:p>页面 <text:page-number>1</text:page-number> / <text:page-count>99</text:page-count></text:p>
      </style:footer>
      <style:footer-left style:display="false"/>
    </style:master-page>
    <style:master-page style:name="TAB_5f__7f51__7edc__516c__5173__5173__952e__8bcd_" style:display-name="TAB_网络公关关键词" style:page-layout-name="pm3">
      <style:header style:display="false"/>
      <style:header-left style:display="false"/>
      <style:footer style:display="false"/>
      <style:footer-left style:display="false"/>
    </style:master-page>
    <style:master-page style:name="TAB_5f_Sheet3" style:display-name="TAB_Sheet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 1.2(Win32)</meta:generator>
    <!--645(Build:8693)-->
    <meta:initial-creator>baidutimes</meta:initial-creator>
    <meta:creation-date>2009-04-09T10:44:32</meta:creation-date>
    <dc:creator>hongyf</dc:creator>
    <dc:date>2009-04-16T15:10:53</dc:date>
    <meta:print-date>2009-04-16T10:12:55</meta:print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2" meta:cell-count="785"/>
  </office:meta>
</office:document-meta>
</file>